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14pt" fo:font-weight="normal" officeooo:paragraph-rsid="0046b883" style:font-size-asian="14pt" style:font-weight-asian="normal" style:font-size-complex="14pt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loext:graphic-properties draw:fill-hatch-name="hatch"/>
      <style:paragraph-properties fo:margin-top="0cm" fo:margin-bottom="0.75cm" style:contextual-spacing="false" fo:line-height="200%" fo:break-before="page"/>
      <style:text-properties fo:font-size="14pt" officeooo:paragraph-rsid="0046b883" style:font-size-asian="14pt" style:font-size-complex="14pt"/>
    </style:style>
    <style:style style:name="P5" style:family="paragraph" style:parent-style-name="Text_20_body">
      <loext:graphic-properties draw:fill-hatch-name="hatch"/>
      <style:paragraph-properties fo:margin-top="0cm" fo:margin-bottom="0.75cm" style:contextual-spacing="false" fo:line-height="200%"/>
      <style:text-properties officeooo:paragraph-rsid="0047d641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47d641"/>
    </style:style>
    <style:style style:name="P7" style:family="paragraph" style:parent-style-name="Text_20_body" style:list-style-name="L3">
      <loext:graphic-properties draw:fill-hatch-name="hatch"/>
      <style:paragraph-properties fo:margin-top="0cm" fo:margin-bottom="0.25cm" style:contextual-spacing="false" fo:line-height="100%"/>
      <style:text-properties fo:font-size="14pt" officeooo:rsid="0028d6ad" officeooo:paragraph-rsid="0028d6ad" style:font-size-asian="14pt" style:font-size-complex="14pt"/>
    </style:style>
    <style:style style:name="P8" style:family="paragraph" style:parent-style-name="Text_20_body" style:list-style-name="L3">
      <loext:graphic-properties draw:fill-hatch-name="hatch"/>
      <style:paragraph-properties fo:margin-top="0cm" fo:margin-bottom="0.75cm" style:contextual-spacing="false" fo:line-height="100%"/>
      <style:text-properties fo:font-size="14pt" officeooo:rsid="00495328" officeooo:paragraph-rsid="00495328" style:font-size-asian="14pt" style:font-size-complex="14pt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7d641" style:font-size-asian="14pt" style:font-size-complex="14pt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fe488" style:font-size-asian="14pt" style:font-size-complex="14pt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bbd02" style:font-size-asian="14pt" style:font-size-complex="14pt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2e001c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1c3ee7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16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42820b" officeooo:paragraph-rsid="002789f0" style:font-size-asian="14pt" style:font-size-complex="14pt"/>
    </style:style>
    <style:style style:name="P1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2820b"/>
    </style:style>
    <style:style style:name="T1" style:family="text">
      <style:text-properties fo:font-weight="bold" officeooo:rsid="0025b437" style:font-weight-asian="bold" style:font-weight-complex="bold"/>
    </style:style>
    <style:style style:name="T2" style:family="text">
      <style:text-properties officeooo:rsid="0025b437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bold" officeooo:rsid="0047d641" style:font-size-asian="14pt" style:font-weight-asian="bold" style:font-size-complex="14pt" style:font-weight-complex="bold"/>
    </style:style>
    <style:style style:name="T6" style:family="text">
      <style:text-properties fo:font-size="14pt" fo:font-weight="normal" officeooo:rsid="0047d641" style:font-size-asian="14pt" style:font-weight-asian="normal" style:font-size-complex="14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49637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95328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officeooo:rsid="003dea23" style:font-style-asian="italic" style:font-weight-asian="normal" style:font-style-complex="italic" style:font-weight-complex="normal"/>
    </style:style>
    <style:style style:name="T13" style:family="text">
      <style:text-properties officeooo:rsid="003f303a"/>
    </style:style>
    <style:style style:name="T14" style:family="text">
      <style:text-properties officeooo:rsid="0047d641"/>
    </style:style>
    <style:style style:name="T15" style:family="text">
      <style:text-properties fo:font-weight="bold" officeooo:rsid="002fe488" style:font-weight-asian="bold" style:font-weight-complex="bold"/>
    </style:style>
    <style:style style:name="T16" style:family="text">
      <style:text-properties officeooo:rsid="0049532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14pt" officeooo:rsid="0042820b" style:font-size-asian="14pt" style:font-size-complex="14pt"/>
    </style:style>
    <style:style style:name="T20" style:family="text">
      <style:text-properties fo:font-size="14pt" officeooo:rsid="00495328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Hosea 6:3 ) / <text:span text:style-name="Strong_20_Emphasis">Opening prayer</text:span> (John A)</text:p>
      <text:p text:style-name="Text_20_body"><text:span text:style-name="Strong_20_Emphasis">Praise</text:span>: <text:span text:style-name="Emphasis">Praise to the Lord, the Almighty</text:span></text:p>
      <text:p text:style-name="Text_20_body"><text:span text:style-name="Strong_20_Emphasis">Bible Reading</text:span>: Exodus 20:1-17 (Pam W)</text:p>
      <text:p text:style-name="Text_20_body"><text:span text:style-name="Strong_20_Emphasis">Announcements</text:span> (JA)</text:p>
      <text:list text:style-name="L1">
        <text:list-item>
          <text:p text:style-name="P2">Presentation for Margaret S</text:p>
        </text:list-item>
        <text:list-item>
          <text:p text:style-name="P2">Short intro to Aditya Kuthalam (based on newsletter blurb)</text:p>
        </text:list-item>
      </text:list>
      <text:p text:style-name="Text_20_body"><text:span text:style-name="Strong_20_Emphasis">Sunday School</text:span> (Mook L)</text:p>
      <text:p text:style-name="Text_20_body"><text:span text:style-name="Strong_20_Emphasis">Praise</text:span>: <text:span text:style-name="Emphasis">What Love My God</text:span></text:p>
      <text:p text:style-name="Text_20_body"><text:span text:style-name="Strong_20_Emphasis">Mission Spot</text:span> (Gaye M)</text:p>
      <text:p text:style-name="Text_20_body"><text:span text:style-name="Strong_20_Emphasis">Prayer for the church and the world</text:span>  (Jan F)</text:p>
      <text:p text:style-name="Text_20_body"><text:span text:style-name="Strong_20_Emphasis">Bible reading</text:span>: Matthew 22:34-40 (JA)</text:p>
      <text:p text:style-name="Text_20_body"><text:span text:style-name="Strong_20_Emphasis">Praise</text:span>: <text:span text:style-name="Emphasis">Love Divine, All loves excelling</text:span></text:p>
      <text:p text:style-name="Text_20_body"><text:span text:style-name="Strong_20_Emphasis">Sermon</text:span>: “ORDERED LOVE” (Aditya Kuthalam)</text:p>
      <text:p text:style-name="Text_20_body"><text:span text:style-name="Strong_20_Emphasis">Praise</text:span>: <text:span text:style-name="Emphasis">Christ Is Mine Forevermore</text:span></text:p>
      <text:p text:style-name="Text_20_body"><text:span text:style-name="Strong_20_Emphasis">Benediction</text:span> (AK)</text:p>
      <text:p text:style-name="Text_20_body"><text:span text:style-name="Strong_20_Emphasis">Sermon Outline</text:span></text:p>
      <text:p text:style-name="Text_20_body">“ORDERED LOVE”   (Matthew 22:34-40)</text:p>
      <text:list text:style-name="L2">
        <text:list-item>
          <text:p text:style-name="P3">Disordered Love</text:p>
        </text:list-item>
        <text:list-item>
          <text:p text:style-name="P3">Ordered Love</text:p>
          <text:list>
            <text:list-item>
              <text:p text:style-name="P3">Love God Supremely (v37-38)</text:p>
            </text:list-item>
            <text:list-item>
              <text:p text:style-name="P3">Love others sacrificially (v39-40)</text:p>
            </text:list-item>
            <text:list-item>
              <text:p text:style-name="P3">Because God first loved us</text:p>
            </text:list-item>
          </text:list>
        </text:list-item>
        <text:list-item>
          <text:p text:style-name="P3">Application</text:p>
          <text:list>
            <text:list-item text:start-value="1">
              <text:p text:style-name="P3">Let us love God supremely</text:p>
            </text:list-item>
            <text:list-item>
              <text:p text:style-name="P3">Let us love others sacrificially</text:p>
            </text:list-item>
          </text:list>
        </text:list-item>
      </text:list>
      <text:p text:style-name="Text_20_body">Conclusion</text:p>
      <text:p text:style-name="P1"/>
      <text:p text:style-name="P4"><text:span text:style-name="T1">Call to Worship</text:span><text:span text:style-name="T2"> Psalm 36:5-9 Opening prayer (Douglas M)</text:span></text:p>
      <text:p text:style-name="P5"><text:span text:style-name="T3">Praise: </text:span><text:span text:style-name="Emphasis"><text:span text:style-name="T4">When all Your mercies, O my God (Rej 47)</text:span></text:span></text:p>
      <text:p text:style-name="P5"><text:span text:style-name="T5">Bible Reading:</text:span><text:span text:style-name="T6"> 2 Corinthians 11:1-15 <text:s/>(Pam W)</text:span></text:p>
      <text:p text:style-name="P6"><text:span text:style-name="T5">A</text:span><text:span text:style-name="T3">nnouncements</text:span><text:span text:style-name="T7"> (John A)</text:span></text:p>
      <text:list text:style-name="L3">
        <text:list-item>
          <text:p text:style-name="P7">Morning Tea after the service</text:p>
        </text:list-item>
        <text:list-item>
          <text:p text:style-name="P8">Carols on the Lawn <text:span text:style-name="T8">next week!!</text:span></text:p>
        </text:list-item>
      </text:list>
      <text:p text:style-name="P9"><text:span text:style-name="T9">Sunday School </text:span><text:span text:style-name="T10">&amp; Presentation</text:span><text:span text:style-name="T9">:</text:span><text:span text:style-name="T11"> (Mook L)</text:span></text:p>
      <text:p text:style-name="P10"><text:span text:style-name="T9">Praise: </text:span><text:span text:style-name="T12">Come Behold the Wondrous Mystery</text:span></text:p>
      <text:p text:style-name="P11"><text:span text:style-name="T9">Prayer for the church and the world:</text:span> (<text:span text:style-name="T13">J</text:span><text:span text:style-name="T14">an F</text:span>)</text:p>
      <text:p text:style-name="P11"><text:span text:style-name="T15">B</text:span><text:span text:style-name="T9">ible Reading:</text:span> 1 John 2:18-27; 4:1-6 (J<text:span text:style-name="T16">ohn </text:span>A)</text:p>
      <text:p text:style-name="P12"><text:span text:style-name="T9">Praise:</text:span> <text:span text:style-name="T17">Blessed Jesus at Your Word</text:span> (Rej 253) (offering)</text:p>
      <text:p text:style-name="P13"><text:span text:style-name="T3">Sermon:</text:span><text:span text:style-name="T7"> </text:span>“MAKING THE GOOD CONFESSION” (DM)</text:p>
      <text:p text:style-name="P14"><text:span text:style-name="T3">Praise:</text:span><text:span text:style-name="T7"> </text:span><text:span text:style-name="T18">O Church Arise</text:span></text:p>
      <text:p text:style-name="P15"><text:span text:style-name="T9">Benediction</text:span> (<text:span text:style-name="T16">DM</text:span>)</text:p>
      <text:p text:style-name="P16"/>
      <text:p text:style-name="P17"><text:span text:style-name="T19">[</text:span><text:span text:style-name="T20">Rej! 47</text:span><text:span text:style-name="T19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b0446"/>
    </style:style>
    <style:style style:name="MT2" style:family="text">
      <style:text-properties officeooo:rsid="00495328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19</text:span><text:span text:style-name="MT2">th</text:span> <text:span text:style-name="MT1">January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5-01-18T21:11:52.721750221</dc:date>
    <meta:editing-duration>PT5H22M6S</meta:editing-duration>
    <meta:editing-cycles>41</meta:editing-cycles>
    <meta:generator>LibreOffice/24.8.3.2$Linux_X86_64 LibreOffice_project/e14c9fdd1f585efcbb2c5363087a99d20928d522</meta:generator>
    <meta:print-date>2024-02-03T21:06:33.278074986</meta:print-date>
    <meta:document-statistic meta:table-count="0" meta:image-count="0" meta:object-count="0" meta:page-count="3" meta:paragraph-count="42" meta:word-count="229" meta:character-count="1345" meta:non-whitespace-character-count="1166"/>
  </office:meta>
</office:document-meta>
</file>